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2b99e" officeooo:paragraph-rsid="0022b99e"/>
    </style:style>
    <style:style style:name="P2" style:family="paragraph" style:parent-style-name="Standard" style:list-style-name="L1">
      <style:text-properties officeooo:rsid="00237d56" officeooo:paragraph-rsid="00237d56"/>
    </style:style>
    <style:style style:name="P3" style:family="paragraph" style:parent-style-name="Standard" style:list-style-name="L1">
      <style:text-properties officeooo:rsid="00243e8b" officeooo:paragraph-rsid="00243e8b"/>
    </style:style>
    <style:style style:name="P4" style:family="paragraph" style:parent-style-name="Standard" style:list-style-name="L1">
      <style:text-properties officeooo:rsid="0024a102" officeooo:paragraph-rsid="0024a102"/>
    </style:style>
    <style:style style:name="P5" style:family="paragraph" style:parent-style-name="Standard" style:list-style-name="L1">
      <style:text-properties officeooo:rsid="002552ba" officeooo:paragraph-rsid="002552ba"/>
    </style:style>
    <style:style style:name="P6" style:family="paragraph" style:parent-style-name="Standard" style:list-style-name="L1">
      <style:text-properties officeooo:rsid="00271fa2" officeooo:paragraph-rsid="00271fa2"/>
    </style:style>
    <style:style style:name="P7" style:family="paragraph" style:parent-style-name="Standard" style:list-style-name="L1">
      <style:text-properties officeooo:rsid="0028ab0f" officeooo:paragraph-rsid="0028ab0f"/>
    </style:style>
    <style:style style:name="P8" style:family="paragraph" style:parent-style-name="Standard" style:list-style-name="L1">
      <style:text-properties officeooo:rsid="002ad008" officeooo:paragraph-rsid="002ad008"/>
    </style:style>
    <style:style style:name="P9" style:family="paragraph" style:parent-style-name="Standard" style:list-style-name="L1">
      <style:text-properties officeooo:rsid="002d00b0" officeooo:paragraph-rsid="002d00b0"/>
    </style:style>
    <style:style style:name="P10" style:family="paragraph" style:parent-style-name="Standard" style:list-style-name="L1">
      <style:text-properties officeooo:rsid="002e549d" officeooo:paragraph-rsid="002e549d"/>
    </style:style>
    <style:style style:name="P11" style:family="paragraph" style:parent-style-name="Standard" style:list-style-name="L1">
      <style:text-properties officeooo:rsid="002f796e" officeooo:paragraph-rsid="002f796e"/>
    </style:style>
    <style:style style:name="P12" style:family="paragraph" style:parent-style-name="Standard" style:list-style-name="L1">
      <style:text-properties officeooo:rsid="0030c4fb" officeooo:paragraph-rsid="0030c4fb"/>
    </style:style>
    <style:style style:name="P13" style:family="paragraph" style:parent-style-name="Standard" style:list-style-name="L1">
      <style:text-properties officeooo:rsid="00326e30" officeooo:paragraph-rsid="00326e30"/>
    </style:style>
    <style:style style:name="P14" style:family="paragraph" style:parent-style-name="Standard" style:list-style-name="L1">
      <style:text-properties officeooo:rsid="0032e3ba" officeooo:paragraph-rsid="0032e3ba"/>
    </style:style>
    <style:style style:name="P15" style:family="paragraph" style:parent-style-name="Standard" style:list-style-name="L1">
      <style:text-properties officeooo:rsid="0033dd4e" officeooo:paragraph-rsid="0033dd4e"/>
    </style:style>
    <style:style style:name="P16" style:family="paragraph" style:parent-style-name="Standard" style:list-style-name="L1">
      <style:text-properties officeooo:rsid="0033f534" officeooo:paragraph-rsid="0033f534"/>
    </style:style>
    <style:style style:name="P17" style:family="paragraph" style:parent-style-name="Standard" style:list-style-name="L1">
      <style:text-properties officeooo:rsid="00359b0f" officeooo:paragraph-rsid="00359b0f"/>
    </style:style>
    <style:style style:name="P18" style:family="paragraph" style:parent-style-name="Standard" style:list-style-name="L1">
      <style:text-properties officeooo:rsid="00369046" officeooo:paragraph-rsid="00369046"/>
    </style:style>
    <style:style style:name="P19" style:family="paragraph" style:parent-style-name="Standard" style:list-style-name="L1">
      <style:text-properties officeooo:rsid="00371c6a" officeooo:paragraph-rsid="00371c6a"/>
    </style:style>
    <style:style style:name="P20" style:family="paragraph" style:parent-style-name="Standard" style:list-style-name="L1">
      <style:text-properties officeooo:rsid="00389a81" officeooo:paragraph-rsid="00389a81"/>
    </style:style>
    <style:style style:name="P21" style:family="paragraph" style:parent-style-name="Standard" style:list-style-name="L1">
      <style:text-properties officeooo:rsid="0039e796" officeooo:paragraph-rsid="0039e796"/>
    </style:style>
    <style:style style:name="P22" style:family="paragraph" style:parent-style-name="Standard" style:list-style-name="L1">
      <style:text-properties officeooo:rsid="003c0215" officeooo:paragraph-rsid="003c0215"/>
    </style:style>
    <style:style style:name="P23" style:family="paragraph" style:parent-style-name="Standard" style:list-style-name="L1">
      <style:text-properties officeooo:rsid="003e9470" officeooo:paragraph-rsid="003e9470"/>
    </style:style>
    <style:style style:name="P24" style:family="paragraph" style:parent-style-name="Standard" style:list-style-name="L1">
      <style:text-properties officeooo:rsid="0040c23f" officeooo:paragraph-rsid="0040c23f"/>
    </style:style>
    <style:style style:name="P25" style:family="paragraph" style:parent-style-name="Standard" style:list-style-name="L1">
      <style:text-properties officeooo:rsid="00412441" officeooo:paragraph-rsid="00412441"/>
    </style:style>
    <style:style style:name="P26" style:family="paragraph" style:parent-style-name="Standard" style:list-style-name="L1">
      <style:text-properties officeooo:rsid="00449ed6" officeooo:paragraph-rsid="00449ed6"/>
    </style:style>
    <style:style style:name="P27" style:family="paragraph" style:parent-style-name="Standard" style:list-style-name="L1">
      <style:text-properties officeooo:rsid="0045316c" officeooo:paragraph-rsid="0045316c"/>
    </style:style>
    <style:style style:name="P28" style:family="paragraph" style:parent-style-name="Standard" style:list-style-name="L1">
      <style:text-properties officeooo:rsid="00482415" officeooo:paragraph-rsid="00482415"/>
    </style:style>
    <style:style style:name="P29" style:family="paragraph" style:parent-style-name="Standard" style:list-style-name="L1">
      <style:text-properties officeooo:rsid="00499e1d" officeooo:paragraph-rsid="00499e1d"/>
    </style:style>
    <style:style style:name="P30" style:family="paragraph" style:parent-style-name="Standard" style:list-style-name="L1">
      <style:text-properties officeooo:rsid="004bfb70" officeooo:paragraph-rsid="004bfb70"/>
    </style:style>
    <style:style style:name="P31" style:family="paragraph" style:parent-style-name="Standard" style:list-style-name="L1">
      <style:text-properties officeooo:rsid="004c8e95" officeooo:paragraph-rsid="004c8e95"/>
    </style:style>
    <style:style style:name="P32" style:family="paragraph" style:parent-style-name="Standard" style:list-style-name="L1">
      <style:text-properties officeooo:rsid="004d0571" officeooo:paragraph-rsid="004d0571"/>
    </style:style>
    <style:style style:name="P33" style:family="paragraph" style:parent-style-name="Standard" style:list-style-name="L1">
      <style:text-properties officeooo:rsid="00502471" officeooo:paragraph-rsid="00502471"/>
    </style:style>
    <style:style style:name="P34" style:family="paragraph" style:parent-style-name="Standard">
      <style:text-properties officeooo:rsid="00502471" officeooo:paragraph-rsid="00502471"/>
    </style:style>
    <style:style style:name="P35" style:family="paragraph" style:parent-style-name="Standard" style:list-style-name="L2">
      <style:text-properties officeooo:rsid="00549559" officeooo:paragraph-rsid="00549559"/>
    </style:style>
    <style:style style:name="P36" style:family="paragraph" style:parent-style-name="Standard" style:list-style-name="L2">
      <style:text-properties officeooo:rsid="00561b89" officeooo:paragraph-rsid="00561b89"/>
    </style:style>
    <style:style style:name="P37" style:family="paragraph" style:parent-style-name="Standard" style:list-style-name="L2">
      <style:text-properties officeooo:rsid="0058c7f1" officeooo:paragraph-rsid="0058c7f1"/>
    </style:style>
    <style:style style:name="P38" style:family="paragraph" style:parent-style-name="Standard" style:list-style-name="L2">
      <style:text-properties officeooo:rsid="005c2e2e" officeooo:paragraph-rsid="005c2e2e"/>
    </style:style>
    <style:style style:name="P39" style:family="paragraph" style:parent-style-name="Standard" style:list-style-name="L2">
      <style:text-properties officeooo:rsid="00602446" officeooo:paragraph-rsid="00602446"/>
    </style:style>
    <style:style style:name="P40" style:family="paragraph" style:parent-style-name="Standard" style:list-style-name="L2">
      <style:text-properties officeooo:rsid="0060e447" officeooo:paragraph-rsid="0060e447"/>
    </style:style>
    <style:style style:name="P41" style:family="paragraph" style:parent-style-name="Standard" style:list-style-name="L2">
      <style:text-properties officeooo:rsid="0062d6d1" officeooo:paragraph-rsid="0062d6d1"/>
    </style:style>
    <style:style style:name="P42" style:family="paragraph" style:parent-style-name="Standard" style:list-style-name="L2">
      <style:text-properties officeooo:rsid="0063fdfe" officeooo:paragraph-rsid="0063fdfe"/>
    </style:style>
    <style:style style:name="P43" style:family="paragraph" style:parent-style-name="Standard" style:list-style-name="L2">
      <style:text-properties officeooo:rsid="0064b411" officeooo:paragraph-rsid="0064b411"/>
    </style:style>
    <style:style style:name="P44" style:family="paragraph" style:parent-style-name="Standard" style:list-style-name="L2">
      <style:text-properties officeooo:rsid="0065b9d5" officeooo:paragraph-rsid="0065b9d5"/>
    </style:style>
    <style:style style:name="P45" style:family="paragraph" style:parent-style-name="Standard" style:list-style-name="L2">
      <style:text-properties officeooo:rsid="00669826" officeooo:paragraph-rsid="00669826"/>
    </style:style>
    <style:style style:name="P46" style:family="paragraph" style:parent-style-name="Standard" style:list-style-name="L2">
      <style:text-properties officeooo:rsid="0067072f" officeooo:paragraph-rsid="0067072f"/>
    </style:style>
    <style:style style:name="P47" style:family="paragraph" style:parent-style-name="Standard" style:list-style-name="L2">
      <style:text-properties officeooo:rsid="0068aa8e" officeooo:paragraph-rsid="0068aa8e"/>
    </style:style>
    <style:style style:name="P48" style:family="paragraph" style:parent-style-name="Standard" style:list-style-name="L2">
      <style:text-properties officeooo:rsid="0068b4bb" officeooo:paragraph-rsid="0068b4bb"/>
    </style:style>
    <style:style style:name="P49" style:family="paragraph" style:parent-style-name="Standard" style:list-style-name="L2">
      <style:text-properties officeooo:rsid="006a2f39" officeooo:paragraph-rsid="006a2f39"/>
    </style:style>
    <style:style style:name="P50" style:family="paragraph" style:parent-style-name="Standard">
      <style:text-properties officeooo:rsid="006a2f39" officeooo:paragraph-rsid="006a2f39"/>
    </style:style>
    <style:style style:name="P51" style:family="paragraph" style:parent-style-name="Standard" style:list-style-name="L2">
      <style:text-properties officeooo:rsid="006aee77" officeooo:paragraph-rsid="006aee77"/>
    </style:style>
    <style:style style:name="P52" style:family="paragraph" style:parent-style-name="Standard" style:list-style-name="L2">
      <style:text-properties officeooo:rsid="006ba941" officeooo:paragraph-rsid="006ba941"/>
    </style:style>
    <style:style style:name="P53" style:family="paragraph" style:parent-style-name="Standard" style:list-style-name="L2">
      <style:text-properties officeooo:rsid="006cbcee" officeooo:paragraph-rsid="006cbcee"/>
    </style:style>
    <style:style style:name="P54" style:family="paragraph" style:parent-style-name="Standard" style:list-style-name="L2">
      <style:text-properties officeooo:rsid="006d3db2" officeooo:paragraph-rsid="006d3db2"/>
    </style:style>
    <style:style style:name="P55" style:family="paragraph" style:parent-style-name="Standard" style:list-style-name="L2">
      <style:text-properties officeooo:rsid="006d632e" officeooo:paragraph-rsid="006d632e"/>
    </style:style>
    <style:style style:name="P56" style:family="paragraph" style:parent-style-name="Standard" style:list-style-name="L2">
      <style:text-properties officeooo:rsid="006e7d97" officeooo:paragraph-rsid="006e7d97"/>
    </style:style>
    <style:style style:name="P57" style:family="paragraph" style:parent-style-name="Standard" style:list-style-name="L2">
      <style:text-properties officeooo:rsid="007061c9" officeooo:paragraph-rsid="007061c9"/>
    </style:style>
    <style:style style:name="P58" style:family="paragraph" style:parent-style-name="Standard" style:list-style-name="L2">
      <style:text-properties officeooo:rsid="0070e629" officeooo:paragraph-rsid="0070e629"/>
    </style:style>
    <style:style style:name="P59" style:family="paragraph" style:parent-style-name="Standard" style:list-style-name="L2">
      <style:text-properties officeooo:rsid="0071ef60" officeooo:paragraph-rsid="0071ef60"/>
    </style:style>
    <style:style style:name="P60" style:family="paragraph" style:parent-style-name="Standard">
      <style:text-properties officeooo:rsid="0071ef60" officeooo:paragraph-rsid="0071ef60"/>
    </style:style>
    <style:style style:name="P61" style:family="paragraph" style:parent-style-name="Standard" style:list-style-name="L2">
      <style:text-properties officeooo:rsid="0072db33" officeooo:paragraph-rsid="0072db33"/>
    </style:style>
    <style:style style:name="P62" style:family="paragraph" style:parent-style-name="Standard" style:list-style-name="L2">
      <style:text-properties officeooo:rsid="007405a1" officeooo:paragraph-rsid="007405a1"/>
    </style:style>
    <style:style style:name="P63" style:family="paragraph" style:parent-style-name="Standard" style:list-style-name="L2">
      <style:text-properties officeooo:rsid="0074a49e" officeooo:paragraph-rsid="0074a49e"/>
    </style:style>
    <style:style style:name="P64" style:family="paragraph" style:parent-style-name="Standard" style:list-style-name="L2">
      <style:text-properties officeooo:rsid="00753ee2" officeooo:paragraph-rsid="00753ee2"/>
    </style:style>
    <style:style style:name="P65" style:family="paragraph" style:parent-style-name="Standard" style:list-style-name="L2">
      <style:text-properties officeooo:rsid="00762e68" officeooo:paragraph-rsid="00762e68"/>
    </style:style>
    <style:style style:name="P66" style:family="paragraph" style:parent-style-name="Standard" style:list-style-name="L2">
      <style:text-properties officeooo:rsid="00777ec3" officeooo:paragraph-rsid="00777ec3"/>
    </style:style>
    <style:style style:name="P67" style:family="paragraph" style:parent-style-name="Standard" style:list-style-name="L2">
      <style:text-properties officeooo:rsid="007b1e49" officeooo:paragraph-rsid="007b1e49"/>
    </style:style>
    <style:style style:name="P68" style:family="paragraph" style:parent-style-name="Standard">
      <style:paragraph-properties fo:break-before="page"/>
      <style:text-properties officeooo:rsid="00517a21" officeooo:paragraph-rsid="00517a21"/>
    </style:style>
    <style:style style:name="T1" style:family="text">
      <style:text-properties officeooo:rsid="002b913d"/>
    </style:style>
    <style:style style:name="T2" style:family="text">
      <style:text-properties officeooo:rsid="00575069"/>
    </style:style>
    <style:style style:name="T3" style:family="text">
      <style:text-properties officeooo:rsid="00597ee4"/>
    </style:style>
    <style:style style:name="T4" style:family="text">
      <style:text-properties officeooo:rsid="0064057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1054192507258896" text:style-name="L1">
        <text:list-item>
          <text:p text:style-name="P1">WiseMAC</text:p>
          <text:list>
            <text:list-item>
              <text:p text:style-name="P2">Medium reservation </text:p>
            </text:list-item>
            <text:list-item>
              <text:p text:style-name="P3">Man har en preamble som har en tilfeldig del for å motvirke det at to prøver å aksessere samtidig. </text:p>
            </text:list-item>
            <text:list-item>
              <text:p text:style-name="P3">Carrier sense</text:p>
            </text:list-item>
            <text:list-item>
              <text:p text:style-name="P4">Optimering no 2 </text:p>
              <text:list>
                <text:list-item>
                  <text:p text:style-name="P4">Man har et more bit som senderen kan bruke til å si at den har mer å sende. Dette sørger for at man slipper wake-up preamblen for å vekke opp andre, </text:p>
                </text:list-item>
              </text:list>
            </text:list-item>
            <text:list-item>
              <text:p text:style-name="P4">Man kan lage en preamble på flere forskjellige måter. For eksempel så kan man sende pakken to ganger ( Gir de andre mottakerene man ikke vil sende til muligheten til å sovne igjen raskere)</text:p>
            </text:list-item>
            <text:list-item>
              <text:p text:style-name="P5">Hidden node: Ikke alle er i stand til å sanse hverandre. </text:p>
              <text:list>
                <text:list-item>
                  <text:p text:style-name="P5">Det vil kolidere ved mottakernoden </text:p>
                </text:list-item>
              </text:list>
            </text:list-item>
            <text:list-item>
              <text:p text:style-name="P5">Mak kan bruke RTS-CTS</text:p>
              <text:list>
                <text:list-item>
                  <text:p text:style-name="P5">Kun interesant om man har lange pakker. </text:p>
                </text:list-item>
              </text:list>
            </text:list-item>
            <text:list-item>
              <text:p text:style-name="P6">Man ser på energien på mediumet. </text:p>
              <text:list>
                <text:list-item>
                  <text:p text:style-name="P7">OM det er noen som er langt unna kan man la være å sende eller motta</text:p>
                </text:list-item>
              </text:list>
            </text:list-item>
          </text:list>
        </text:list-item>
        <text:list-item>
          <text:p text:style-name="P8">Radio state model </text:p>
          <text:list>
            <text:list-item>
              <text:p text:style-name="P8">Man har mellom-states som det tar litt tid å gå mellom statsene. Både fra sleep til transmit/receive, men <text:span text:style-name="T1">også</text:span> å gå fra transmit til receive og motsatt. </text:p>
              <text:list>
                <text:list-item>
                  <text:p text:style-name="P9">Det tar ganske lang tid å bytte for mye mellom tilstandene, siden tar lang tid. </text:p>
                </text:list-item>
                <text:list-item>
                  <text:p text:style-name="P9">Men setup Tx er ganske rask</text:p>
                </text:list-item>
                <text:list-item>
                  <text:p text:style-name="P10">Det vil alltid være et mellomrom mellom når man sender en pakke og når man kan motta</text:p>
                </text:list-item>
                <text:list-item>
                  <text:p text:style-name="P10">Man må se på disse karakteristikkene når man ser på forskjellige brekker. </text:p>
                </text:list-item>
              </text:list>
            </text:list-item>
          </text:list>
        </text:list-item>
        <text:list-item>
          <text:p text:style-name="P11">WiseMAC blir bedre når man går mot detha mye trafikk </text:p>
          <text:list>
            <text:list-item>
              <text:p text:style-name="P12">Bruker mindre enrgi enn f.eks S-MAC</text:p>
            </text:list-item>
          </text:list>
        </text:list-item>
        <text:list-item>
          <text:p text:style-name="P13">SCP-MAC </text:p>
          <text:list>
            <text:list-item>
              <text:p text:style-name="P13">Synkroniserer når radioene hører på hverandre</text:p>
              <text:list>
                <text:list-item>
                  <text:p text:style-name="P13">Man sender bare en liten preamble for å motvirke driften i klokkene </text:p>
                </text:list-item>
                <text:list-item>
                  <text:p text:style-name="P13">Men man får begrensninger i trafikken </text:p>
                </text:list-item>
                <text:list-item>
                  <text:p text:style-name="P14">Men man introduserer også ekstra sensings-instaser innenfor åerioden når trafikken er høy. </text:p>
                </text:list-item>
              </text:list>
            </text:list-item>
            <text:list-item>
              <text:p text:style-name="P15">All trafikk vil sendes samtidig. </text:p>
              <text:list>
                <text:list-item>
                  <text:p text:style-name="P16">Man motvirker dette ved å lytte til kanalen før og etter man sender tonen </text:p>
                  <text:list>
                    <text:list-item>
                      <text:p text:style-name="P16">Dette sørger for at noen noder vil kunne legge merke til verandre, siden klokkene vil drifte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Noen praktiske problemer med low power listening </text:p>
          <text:list>
            <text:list-item>
              <text:p text:style-name="P17">Det er dårlig når man er i et støyete miljø </text:p>
              <text:list>
                <text:list-item>
                  <text:p text:style-name="P17">Man våkner hele tiden</text:p>
                </text:list-item>
                <text:list-item>
                  <text:p text:style-name="P18">Man kan stille inn energien </text:p>
                </text:list-item>
                <text:list-item>
                  <text:p text:style-name="P18">Man kn sample mediumet to ganger </text:p>
                </text:list-item>
                <text:list-item>
                  <text:p text:style-name="P18">Man kan også tilpasse preamblen </text:p>
                </text:list-item>
              </text:list>
            </text:list-item>
            <text:list-item>
              <text:p text:style-name="P19">Noen radioer kan ikke lage preamble </text:p>
            </text:list-item>
            <text:list-item>
              <text:p text:style-name="P20">Mange radioer bytter automatisk til receive mode etter at man har sendt</text:p>
              <text:list>
                <text:list-item>
                  <text:p text:style-name="P21">Dette gir problemer om man vil lage en preamble mellom man lager preamblen som er den gjentatte pakken og når man faktisk får sendt pakken. </text:p>
                </text:list-item>
                <text:list-item>
                  <text:p text:style-name="P22">=&gt; Preamblen er laget med litt stillhet imellom når man sender. </text:p>
                </text:list-item>
              </text:list>
            </text:list-item>
            <text:list-item>
              <text:p text:style-name="P23">Broadcasts er ikke acknowlidged </text:p>
              <text:list>
                <text:list-item>
                  <text:p text:style-name="P23"><text:soft-page-break/>Ikke mulig å få timing informasjon </text:p>
                  <text:list>
                    <text:list-item>
                      <text:p text:style-name="P25">Man må sende en lang preamble</text:p>
                    </text:list-item>
                  </text:list>
                </text:list-item>
                <text:list-item>
                  <text:p text:style-name="P23">Man kan redusere overheaden </text:p>
                  <text:list>
                    <text:list-item>
                      <text:p text:style-name="P23">Som med more-bitet. (Man sender broadcast-pakkene back to back) </text:p>
                    </text:list-item>
                    <text:list-item>
                      <text:p text:style-name="P24">Man slipper å måtte sende en lang preamble hver ga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Pure TDMA </text:p>
          <text:list>
            <text:list-item>
              <text:p text:style-name="P27">Som det man har i LMAC</text:p>
            </text:list-item>
            <text:list-item>
              <text:p text:style-name="P28">Hver node får en eller flere slots for å sende</text:p>
            </text:list-item>
            <text:list-item>
              <text:p text:style-name="P28">Man unngpr interne kollisjoner med dette </text:p>
            </text:list-item>
            <text:list-item>
              <text:p text:style-name="P29">Ikke fleksibelt om man vil legge til nye noder </text:p>
              <text:list>
                <text:list-item>
                  <text:p text:style-name="P29">en bra for ting som er centrally mangaed. </text:p>
                </text:list-item>
              </text:list>
            </text:list-item>
            <text:list-item>
              <text:p text:style-name="P30">Det er veldig energieffektivt </text:p>
              <text:list>
                <text:list-item>
                  <text:p text:style-name="P30">Spssielt om man har mye trafikk </text:p>
                </text:list-item>
                <text:list-item>
                  <text:p text:style-name="P31">Det er også bra for tid, så sannsynligheten for å komme igjennom er veldig høy. </text:p>
                </text:list-item>
              </text:list>
            </text:list-item>
            <text:list-item>
              <text:p text:style-name="P32">Det er også fint, siden det vil ha konstant tidsforsinkelse =&gt; Bra for tilbakekoblingsløkker &lt;3 </text:p>
            </text:list-item>
            <text:list-item>
              <text:p text:style-name="P33">Det er kke noen grunn til å tro at den ene er bedre enn den andre </text:p>
              <text:list>
                <text:list-item>
                  <text:p text:style-name="P33">....</text:p>
                </text:list-item>
              </text:list>
            </text:list-item>
          </text:list>
        </text:list-item>
      </text:list>
      <text:p text:style-name="P34"/>
      <text:p text:style-name="P68">Del 2 </text:p>
      <text:list xml:id="list1875390660228295835" text:style-name="L2">
        <text:list-item>
          <text:p text:style-name="P35">TDMA</text:p>
          <text:list>
            <text:list-item>
              <text:p text:style-name="P36">Energy per L units <draw:frame draw:style-name="fr1" draw:name="Object1" text:anchor-type="as-char" svg:y="-0.2689in" svg:width="3.4957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36">Selv i pure TDMA trenger man litt margin for å <text:span text:style-name="T2">kunne sende. </text:span></text:p>
              <text:list>
                <text:list-item>
                  <text:p text:style-name="P37">Vi trenger en viss margin for retries</text:p>
                </text:list-item>
                <text:list-item>
                  <text:p text:style-name="P37">=&gt; Man må ha en slot for hver node for å unngå kollisjoner =&gt; Man kan ikke ha <text:span text:style-name="T3">mer enn 50% ytelse. </text:span></text:p>
                </text:list-item>
                <text:list-item>
                  <text:p text:style-name="P37">Slotsene må være like lange som den lengste pakken. </text:p>
                </text:list-item>
                <text:list-item>
                  <text:p text:style-name="P38">Asynkroniserte protokoller har andre måter å komme seg rundt dette. </text:p>
                </text:list-item>
              </text:list>
            </text:list-item>
            <text:list-item>
              <text:p text:style-name="P39">Det er ofte vanskelig å synkronisere noe med nettverket, så man har ofte ikke lyst til å gjøre det. </text:p>
              <text:list>
                <text:list-item>
                  <text:p text:style-name="P40">I verste fall er end-to-end forsinkelse 3*frame duration. </text:p>
                </text:list-item>
                <text:list-item>
                  <text:p text:style-name="P41">Når man har periodic transfers kan man også si noe om nettverket har brutt sammen ved at om man ikke mottar noe vet man at noe har brutt sammen. </text:p>
                </text:list-item>
              </text:list>
            </text:list-item>
          </text:list>
        </text:list-item>
        <text:list-item>
          <text:p text:style-name="P42">Spechial case for infrastructure based </text:p>
          <text:list>
            <text:list-item>
              <text:p text:style-name="P42">Aksess-punktene har ingen energy constraints <text:span text:style-name="T4">=&gt; De kan være på hele tiden </text:span></text:p>
            </text:list-item>
            <text:list-item>
              <text:p text:style-name="P43">PSM: Power save mode </text:p>
              <text:list>
                <text:list-item>
                  <text:p text:style-name="P44">Man sender en beacon, som lar mottakrene vite om det er trafikk for dem. </text:p>
                </text:list-item>
              </text:list>
            </text:list-item>
            <text:list-item>
              <text:p text:style-name="P45">WiseMAC:</text:p>
              <text:list>
                <text:list-item>
                  <text:p text:style-name="P46">Om aksess</text:p>
                </text:list-item>
              </text:list>
            </text:list-item>
          </text:list>
        </text:list-item>
        <text:list-item>
          <text:p text:style-name="P47">Det er mulig å gå lav latency og lav power consumption samtidig </text:p>
          <text:list>
            <text:list-item>
              <text:p text:style-name="P48">For eksempel ved å ha preamble sampling teknikker </text:p>
            </text:list-item>
          </text:list>
        </text:list-item>
        <text:list-item>
          <text:p text:style-name="P49">Pure TDMA <text:s/>kan være en løsning man kan skjekke ut </text:p>
          <text:list>
            <text:list-item>
              <text:p text:style-name="P49">Men de fleste paprene har vanligvis for sterke antagelser </text:p>
            </text:list-item>
          </text:list>
        </text:list-item>
        <text:list-item>
          <text:p text:style-name="P51">En løsning er å bytte mellom protokoller avhengig av situasjonene. </text:p>
        </text:list-item>
        <text:list-item>
          <text:p text:style-name="P52">Industrien er ikke glad i probailistiske ting, så de er ikke CSMA</text:p>
          <text:list>
            <text:list-item>
              <text:p text:style-name="P53">Siden de ikke vet like godt hvordan de skal kunne håndere noe annet enn TDMA</text:p>
            </text:list-item>
          </text:list>
        </text:list-item>
      </text:list>
      <text:p text:style-name="P50"/>
      <text:p text:style-name="P50"/>
      <text:p text:style-name="P50"/>
      <text:p text:style-name="P50"/>
      <text:list xml:id="list181031822387850" text:continue-numbering="true" text:style-name="L2">
        <text:list-item>
          <text:p text:style-name="P54">Time-synchronixed channel hopping </text:p>
          <text:list>
            <text:list-item>
              <text:p text:style-name="P55">No superframe, </text:p>
            </text:list-item>
          </text:list>
        </text:list-item>
        <text:list-item>
          <text:p text:style-name="P56">Low latency deterministic networks LLDN </text:p>
          <text:list>
            <text:list-item>
              <text:p text:style-name="P57">Man har en egen tid som sendes dynamisk for retransmisjoner </text:p>
            </text:list-item>
          </text:list>
        </text:list-item>
        <text:list-item>
          <text:p text:style-name="P58">DSME </text:p>
          <text:list>
            <text:list-item>
              <text:p text:style-name="P59">Man går bort ifra ideen om å sove </text:p>
            </text:list-item>
          </text:list>
        </text:list-item>
      </text:list>
      <text:p text:style-name="P60"/>
      <text:p text:style-name="P60"/>
      <text:p text:style-name="P60"/>
      <text:list xml:id="list181031649148435" text:continue-numbering="true" text:style-name="L2">
        <text:list-item>
          <text:p text:style-name="P61">WirelessHART </text:p>
          <text:list>
            <text:list-item>
              <text:p text:style-name="P62">Brukes spessielt i prosessindustrien </text:p>
            </text:list-item>
            <text:list-item>
              <text:p text:style-name="P63">Trenger ikke å være veldig raskt </text:p>
            </text:list-item>
            <text:list-item>
              <text:p text:style-name="P64">Det er rellativt langsomt </text:p>
            </text:list-item>
            <text:list-item>
              <text:p text:style-name="P64">Full løsning (Ikke bare MAC)</text:p>
            </text:list-item>
            <text:list-item>
              <text:p text:style-name="P64">Det er ikke et stjernenettverk </text:p>
              <text:list>
                <text:list-item>
                  <text:p text:style-name="P64">Det er multihopp </text:p>
                </text:list-item>
              </text:list>
            </text:list-item>
            <text:list-item>
              <text:p text:style-name="P64">Trafikk går gjennom aksessepunkter gjennom gatewaten til applikasjonen/kontrolleren </text:p>
            </text:list-item>
            <text:list-item>
              <text:p text:style-name="P65"><text:soft-page-break/>ver node kan også sende videre. </text:p>
              <text:list>
                <text:list-item>
                  <text:p text:style-name="P66">Alle nodene kan være routere </text:p>
                </text:list-item>
              </text:list>
            </text:list-item>
            <text:list-item>
              <text:p text:style-name="P67">Man har mer enn et aksesspunkt </text:p>
              <text:list>
                <text:list-item>
                  <text:p text:style-name="P67">Hver node må ha minst to routes til aksesspunktet </text:p>
                </text:list-item>
                <text:list-item>
                  <text:p text:style-name="P67"/>
                </text:list-item>
              </text:list>
            </text:list-item>
            <text:list-item>
              <text:p text:style-name="P4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0:15:55.119344527</meta:creation-date>
    <meta:generator>LibreOffice/5.1.6.2$Linux_X86_64 LibreOffice_project/10m0$Build-2</meta:generator>
    <dc:date>2019-05-13T12:00:10.784915091</dc:date>
    <meta:editing-duration>PT1H43M34S</meta:editing-duration>
    <meta:editing-cycles>88</meta:editing-cycles>
    <meta:document-statistic meta:table-count="0" meta:image-count="0" meta:object-count="1" meta:page-count="4" meta:paragraph-count="101" meta:word-count="965" meta:character-count="4994" meta:non-whitespace-character-count="4151"/>
  </office:meta>
</office:document-meta>
</file>

<file path=Object 1/content.xml><?xml version="1.0" encoding="utf-8"?>
<math xmlns="http://www.w3.org/1998/Math/MathML" display="block">
  <semantics>
    <mrow>
      <mi mathvariant="italic">Energy</mi>
      <mi mathvariant="italic">per</mi>
      <mi>L</mi>
      <mrow>
        <mi mathvariant="italic">units</mi>
        <mo stretchy="false">=</mo>
        <mrow>
          <msub>
            <mi>R</mi>
            <mi mathvariant="italic">rec</mi>
          </msub>
          <mo stretchy="false">+</mo>
          <msub>
            <mi>E</mi>
            <mi mathvariant="italic">tx</mi>
          </msub>
          <mo stretchy="false">+</mo>
          <mfrac>
            <mrow>
              <mi>L</mi>
              <mo stretchy="false">⋅</mo>
              <msub>
                <mi>E</mi>
                <mi mathvariant="italic">rxsync</mi>
              </msub>
            </mrow>
            <mi>K</mi>
          </mfrac>
          <mo stretchy="false">+</mo>
          <mrow>
            <mo fence="true" stretchy="false">(</mo>
            <mrow>
              <mfrac>
                <mi>L</mi>
                <msub>
                  <mi>T</mi>
                  <mi mathvariant="italic">round</mi>
                </msub>
              </mfrac>
            </mrow>
            <mo fence="true" stretchy="false">)</mo>
          </mrow>
        </mrow>
      </mrow>
      <mn>...</mn>
      <mi>.</mi>
    </mrow>
    <annotation encoding="StarMath 5.0">Energy per L units = R_rec + E_tx + L cdot E_rxsync over K + ( L over T_round )....</annotation>
  </semantics>
</math>
</file>